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style:font-name="Arial" fo:font-size="10pt" style:font-size-asian="10pt" style:font-size-complex="10pt"/>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Arial" fo:font-size="10pt" fo:letter-spacing="normal" fo:font-style="normal" fo:font-weight="normal" style:font-size-asian="10pt" style:font-size-complex="10pt"/>
    </style:style>
    <style:style style:name="P3" style:family="paragraph" style:parent-style-name="List_20_Paragraph">
      <style:paragraph-properties fo:margin-left="0in" fo:margin-right="0in" fo:text-indent="0in" style:auto-text-indent="false"/>
      <style:text-properties fo:font-variant="normal" fo:text-transform="none" style:font-name="Arial" fo:font-size="11pt" fo:letter-spacing="normal" fo:language="en" fo:country="US" fo:font-style="normal" fo:font-weight="normal" style:font-name-asian="Calibri1" style:font-size-asian="11pt" style:font-size-complex="11pt"/>
    </style:style>
    <style:style style:name="P4" style:family="paragraph" style:parent-style-name="Standard">
      <style:paragraph-properties style:line-height-at-least="0.1528in">
        <style:tab-stops>
          <style:tab-stop style:position="1.6736in"/>
        </style:tab-stops>
      </style:paragraph-properties>
      <style:text-properties style:font-name-asian="Times New Roman1" style:language-asian="de" style:country-asian="DE" style:font-name-complex="Arial2"/>
    </style:style>
    <style:style style:name="P5" style:family="paragraph" style:parent-style-name="Standard">
      <style:paragraph-properties>
        <style:tab-stops>
          <style:tab-stop style:position="1.6736in"/>
        </style:tab-stops>
      </style:paragraph-properties>
      <style:text-properties style:font-name-asian="Times New Roman1" style:language-asian="de" style:country-asian="DE" style:font-name-complex="Arial2"/>
    </style:style>
    <style:style style:name="P6" style:family="paragraph" style:parent-style-name="Standard">
      <style:paragraph-properties style:line-height-at-least="0.1528in">
        <style:tab-stops>
          <style:tab-stop style:position="1.6736in"/>
        </style:tab-stops>
      </style:paragraph-properties>
    </style:style>
    <style:style style:name="P7" style:family="paragraph" style:parent-style-name="Standard">
      <style:text-properties style:font-name="Arial" fo:font-size="10pt" style:font-size-asian="10pt" style:font-size-complex="10pt"/>
    </style:style>
    <style:style style:name="P8" style:family="paragraph" style:parent-style-name="Standard">
      <style:paragraph-properties>
        <style:tab-stops>
          <style:tab-stop style:position="1.6736in"/>
        </style:tab-stops>
      </style:paragraph-properties>
      <style:text-properties fo:font-size="10pt" style:font-size-asian="10pt" style:font-size-complex="10pt"/>
    </style:style>
    <style:style style:name="P9" style:family="paragraph" style:parent-style-name="Standard">
      <style:paragraph-properties fo:margin-top="0in" fo:margin-bottom="0.0835in">
        <style:tab-stops>
          <style:tab-stop style:position="2.461in"/>
          <style:tab-stop style:position="4.922in"/>
        </style:tab-stops>
      </style:paragraph-properties>
      <style:text-properties style:font-name-asian="Times New Roman1" style:language-asian="de" style:country-asian="DE" style:font-name-complex="Arial2"/>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asian="Times New Roman1" style:language-asian="de" style:country-asian="DE" style:font-name-complex="Arial2"/>
    </style:style>
    <style:style style:name="P1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asian="Times New Roman1" style:language-asian="de" style:country-asian="DE" style:font-name-complex="Arial2"/>
    </style:style>
    <style:style style:name="P12"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fo:font-size="10pt" style:font-size-asian="10pt" style:font-size-complex="10pt"/>
    </style:style>
    <style:style style:name="P14" style:family="paragraph" style:parent-style-name="List_20_Paragraph">
      <style:text-properties fo:font-variant="normal" fo:text-transform="none" style:font-name="Arial" fo:font-size="10pt" fo:letter-spacing="normal" fo:language="en" fo:country="US" fo:font-style="normal" fo:font-weight="normal" style:font-size-asian="10pt" style:font-size-complex="10pt"/>
    </style:style>
    <style:style style:name="P15" style:family="paragraph" style:parent-style-name="Position">
      <style:text-properties fo:language="en" fo:country="US"/>
    </style:style>
    <style:style style:name="P16" style:family="paragraph" style:parent-style-name="List_20_Paragraph" style:list-style-name="L1">
      <style:text-properties fo:font-variant="normal" fo:text-transform="none" style:font-name="Arial" fo:font-size="10pt" fo:letter-spacing="normal" fo:language="en" fo:country="US" fo:font-style="normal" fo:font-weight="normal" style:font-size-asian="10pt" style:font-size-complex="10pt"/>
    </style:style>
    <style:style style:name="P17" style:family="paragraph" style:parent-style-name="List_20_Paragraph" style:list-style-name="L1">
      <style:text-properties fo:font-variant="normal" fo:text-transform="none" style:font-name="Arial" fo:font-size="10pt" fo:letter-spacing="normal" fo:language="en" fo:country="US" fo:font-style="normal" fo:font-weight="normal" style:font-name-asian="Calibri1" style:font-size-asian="10pt" style:font-size-complex="10pt"/>
    </style:style>
    <style:style style:name="P18" style:family="paragraph" style:parent-style-name="List_20_Paragraph" style:list-style-name="L1">
      <style:text-properties style:font-name="Arial" fo:font-size="10pt" style:font-size-asian="10pt" style:font-size-complex="10pt"/>
    </style:style>
    <style:style style:name="P19" style:family="paragraph" style:parent-style-name="Standard">
      <style:paragraph-properties fo:margin-left="1.6736in" fo:margin-right="0in" style:line-height-at-least="0.1528in" fo:text-indent="-1.6736in" style:auto-text-indent="false" fo:keep-with-next="always">
        <style:tab-stops>
          <style:tab-stop style:position="1.6736in"/>
        </style:tab-stops>
      </style:paragraph-properties>
      <style:text-properties fo:font-size="10pt" style:text-underline-style="solid" style:text-underline-width="auto" style:text-underline-color="font-color" fo:font-weight="bold" style:font-name-asian="Times New Roman1" style:font-size-asian="10pt" style:font-weight-asian="bold" style:font-name-complex="Arial2" style:font-size-complex="10pt" style:font-weight-complex="bold"/>
    </style:style>
    <style:style style:name="P20" style:family="paragraph" style:parent-style-name="Title" style:master-page-name="First_20_Page">
      <style:paragraph-properties style:page-number="auto"/>
      <style:text-properties fo:language="en" fo:country="US"/>
    </style:style>
    <style:style style:name="P21" style:family="paragraph" style:parent-style-name="Heading_20_1">
      <style:text-properties fo:language="en" fo:country="US"/>
    </style:style>
    <style:style style:name="P22" style:family="paragraph" style:parent-style-name="Heading_20_1">
      <style:text-properties fo:language="en" fo:country="US" style:language-asian="de" style:country-asian="DE"/>
    </style:style>
    <style:style style:name="T1" style:family="text">
      <style:text-properties fo:font-variant="normal" fo:text-transform="none" style:font-name="Cambria" fo:font-size="11pt" style:font-size-asian="11pt" text:display="none"/>
    </style:style>
    <style:style style:name="T2" style:family="text">
      <style:text-properties fo:font-variant="normal" fo:text-transform="none" fo:letter-spacing="normal" fo:language="en" fo:country="US" fo:font-weight="bold" style:font-weight-asian="bold" style:font-name-complex="Calibri1"/>
    </style:style>
    <style:style style:name="T3" style:family="text">
      <style:text-properties fo:font-variant="normal" fo:text-transform="none" fo:letter-spacing="normal" fo:language="en" fo:country="US" fo:font-style="normal" fo:font-weight="normal"/>
    </style:style>
    <style:style style:name="T4" style:family="text">
      <style:text-properties fo:font-variant="normal" fo:text-transform="none" fo:letter-spacing="normal" fo:font-style="normal" fo:font-weight="normal"/>
    </style:style>
    <style:style style:name="T5" style:family="text">
      <style:text-properties fo:language="en" fo:country="US"/>
    </style:style>
    <style:style style:name="T6" style:family="text">
      <style:text-properties fo:language="en" fo:country="US" style:font-name-complex="Calibri1"/>
    </style:style>
    <style:style style:name="T7" style:family="text">
      <style:text-properties style:font-name-asian="Times New Roman1" style:language-asian="de" style:country-asian="DE" style:font-name-complex="Arial2"/>
    </style:style>
    <style:style style:name="T8"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NICHOLAS SMITH</text:p>
      <text:p text:style-name="P7"/>
      <text:p text:style-name="P7">312 11<text:span text:style-name="T8">th</text:span> Ave, New York 10001 | +1 515 520 7680 | <text:a xlink:type="simple" xlink:href="mailto:smith.nicholas.isu@gmail.com" text:style-name="Internet_20_link" text:visited-style-name="Visited_20_Internet_20_Link">smith.nicholas.isu@gmail.com</text:a> | <text:a xlink:type="simple" xlink:href="https://www.clickthisnick.com/" text:style-name="Internet_20_link" text:visited-style-name="Visited_20_Internet_20_Link">clickthisnick.com</text:a></text:p>
      <text:p text:style-name="P7"/>
      <text:p text:style-name="P2">- 5.5 years professional development experience</text:p>
      <text:p text:style-name="P1"><text:line-break/><text:span text:style-name="T4">- Developed and implemented development tools and processes in a continuous integration agile environment to speed up the release process and ensure code is high quality.</text:span></text:p>
      <text:p text:style-name="P9"/>
      <text:list xml:id="list4627215105155294579" text:style-name="Outline">
        <text:list-item>
          <text:h text:style-name="P21" text:outline-level="1">SKILLS</text:h>
        </text:list-item>
      </text:list>
      <text:p text:style-name="P13"/>
      <text:p text:style-name="P8">Deployment<text:tab/>AWS, Docker, CloudFormation, CircleCi, Quay.io, AWS Lambda</text:p>
      <text:p text:style-name="P8"/>
      <text:p text:style-name="P8">Languages<text:tab/>Typescript, Javascript, Python, Bash</text:p>
      <text:p text:style-name="P8"/>
      <text:p text:style-name="P8">Security<text:tab/>SOC 1/SOC 2 Audits, OWASP, Penetration Testing (ZapProxy/Burpsuite)</text:p>
      <text:p text:style-name="P8"/>
      <text:p text:style-name="P8">Process/Version Control<text:tab/>Git, Jira, Confluence</text:p>
      <text:p text:style-name="P8"/>
      <text:p text:style-name="P8">Monitoring<text:tab/>CloudWatch, AWS Log Streams, Sumo Logic, AWS Athena</text:p>
      <text:p text:style-name="P8"/>
      <text:h text:style-name="P19" text:outline-level="8"/>
      <text:list xml:id="list1605800759" text:continue-numbering="true" text:style-name="Outline">
        <text:list-item>
          <text:h text:style-name="P21" text:outline-level="1">WORK HISTORY<text:tab/></text:h>
        </text:list-item>
      </text:list>
      <text:p text:style-name="P10"/>
      <text:p text:style-name="P12"><text:span text:style-name="Dates_20_Char"><text:span text:style-name="T6">07.2017 - present</text:span></text:span><text:span text:style-name="T7"><text:tab/></text:span><text:span text:style-name="Company_20_Char"><text:span text:style-name="T6">honest BuilDINGS – New York, NY</text:span></text:span></text:p>
      <text:p text:style-name="P15"><text:tab/>Lead Site Reliability Engineer</text:p>
      <text:list xml:id="list6161699600528486344" text:style-name="L1">
        <text:list-item>
          <text:p text:style-name="P16">Maintained and developed build and deployment toolchains using AWS ECS tooling and Docker containers as artifacts.</text:p>
          <text:p text:style-name="P16"/>
        </text:list-item>
        <text:list-item>
          <text:p text:style-name="P18"><text:span text:style-name="T3">Created and maintained CloudFormation templates to codify the infrastructure, allowing for trackable change management and DiRT (Disaster Recovery Tests)</text:span><text:span text:style-name="T5"><text:line-break/></text:span></text:p>
        </text:list-item>
        <text:list-item>
          <text:p text:style-name="P18"><text:span text:style-name="T3">Provided technical policies, security trainings, and implemented many technical/non technical security measures in order to pass SOC 1/ SOC 2 audits.</text:span><text:span text:style-name="T5"><text:line-break/></text:span></text:p>
        </text:list-item>
        <text:list-item>
          <text:p text:style-name="P18"><text:span text:style-name="T3">Practiced chaos engineering in order to test system reliability. Ensured all of our servers are like cattle, can be terminated and a new server spins up in its place without manual intervention, making the system self healing.</text:span><text:span text:style-name="T5"><text:line-break/></text:span></text:p>
        </text:list-item>
        <text:list-item>
          <text:p text:style-name="P16">Ported over services that were running on servers into AWS Api Gateway + AWS Lambda. Increasing reliability of services, decreasing costs, and speeding up the deployment process for those services.</text:p>
        </text:list-item>
      </text:list>
      <text:p text:style-name="P4"/>
      <text:p text:style-name="P6"><text:span text:style-name="Dates_20_Char"><text:span text:style-name="T6">01.2016 – 07.2017</text:span></text:span><text:span text:style-name="T7"><text:tab/></text:span><text:span text:style-name="Company_20_Char"><text:span text:style-name="T6">honest BuilDINGS – New York, NY</text:span></text:span></text:p>
      <text:p text:style-name="Position"><text:span text:style-name="T5"><text:tab/></text:span><text:span text:style-name="Company_20_Char"><text:span text:style-name="T2">Lead Software Developer In Test</text:span></text:span></text:p>
      <text:p text:style-name="P3"/>
      <text:list xml:id="list1023158618" text:continue-numbering="true" text:style-name="L1">
        <text:list-item>
          <text:p text:style-name="P17">Developed an integration testing framework with Mocha and NodeJS, capable of running over 5,000 tests in parallel batches directly against our API, ensuring quality and preventing deadlocks and race conditions.</text:p>
          <text:p text:style-name="P17"/>
        </text:list-item>
        <text:list-item>
          <text:p text:style-name="P17">Created regression suites capable of creating test fixtures via our api, then opening Selenium browsers to test the end user experience, allowing for complete end to end confidence in our systems.</text:p>
          <text:p text:style-name="P17"/>
        </text:list-item>
        <text:list-item>
          <text:p text:style-name="P17">Designed and implemented a release management tool that integrates with our various tools (Github, Asana, CircleCI) that automatically monitors and alerts us what steps are necessary to release code, decreasing the administrative burden and speeding up the Software Development Life Cycle.</text:p>
          <text:p text:style-name="P17"/>
        </text:list-item>
        <text:list-item>
          <text:p text:style-name="P17"><text:soft-page-break/>Managed QA resources, establishing standards, processes, and creating a Quality Goals Roadmap, providing leadership and direction for the overall company QA process.</text:p>
        </text:list-item>
      </text:list>
      <text:p text:style-name="P11"/>
      <text:p text:style-name="P6"><text:span text:style-name="Dates_20_Char"><text:span text:style-name="T6">01.2015 – 12.2015</text:span></text:span><text:span text:style-name="T7"><text:tab/></text:span><text:span text:style-name="Company_20_Char"><text:span text:style-name="T6">ITA Group – DES MOINES, IA</text:span></text:span></text:p>
      <text:p text:style-name="Position"><text:span text:style-name="Company_20_Char"><text:span text:style-name="T6"><text:tab/>S</text:span></text:span><text:span text:style-name="T5">oftware Quality Assurance Analyst</text:span></text:p>
      <text:list xml:id="list1082125151" text:continue-numbering="true" text:style-name="L1">
        <text:list-item>
          <text:p text:style-name="P16">Wrote and "Wired Up" integration tests using Specflow, SpecAid, and Gherkin, creating BA readable test case scenarios.</text:p>
          <text:p text:style-name="P16"/>
        </text:list-item>
        <text:list-item>
          <text:p text:style-name="P16">Extended current C# unit test coverage using Moq and AutoMoqer, allowing for very fast and robust code coverage tests</text:p>
          <text:p text:style-name="P16"/>
        </text:list-item>
        <text:list-item>
          <text:p text:style-name="P16">Used BurpSuite to crawl webpages and test against different vulnerabilities, providing more confidence to client and stake holders that applications are secure.</text:p>
          <text:p text:style-name="P16"/>
        </text:list-item>
        <text:list-item>
          <text:p text:style-name="P16">Committed code via Git to continuous integration repo that Jenkins monitors, allowing real-time feedback to developers upon pushing their code.</text:p>
          <text:p text:style-name="P16"/>
        </text:list-item>
      </text:list>
      <text:p text:style-name="P12"><text:span text:style-name="Dates_20_Char"><text:span text:style-name="T6">02.2014 – 01.2015</text:span></text:span><text:span text:style-name="T7"><text:tab/></text:span><text:span text:style-name="Company_20_Char"><text:span text:style-name="T6">xpanxion – Ames, IA</text:span></text:span></text:p>
      <text:p text:style-name="Position"><text:span text:style-name="T5"><text:tab/></text:span><text:span text:style-name="Company_20_Char"><text:span text:style-name="T2">Software Development Engineer In Test</text:span></text:span></text:p>
      <text:list xml:id="list2142684015" text:continue-numbering="true" text:style-name="L1">
        <text:list-item>
          <text:p text:style-name="P16"><text:s/>Developed automated tests using C#, Coypu, Selenium, CSS, XPath for client's internal and client facing webpages, enabling a smooth user experience through "Happy Paths"</text:p>
          <text:p text:style-name="P16"/>
        </text:list-item>
        <text:list-item>
          <text:p text:style-name="P16">Designed and committed new implementations for our internal automation framework using AnkSVN and TortoiseSVN subversion tools, extending the functionality of the custom automation core.</text:p>
          <text:p text:style-name="P16"/>
        </text:list-item>
        <text:list-item>
          <text:p text:style-name="P16">Collaborated with manual testers and developers during agile scrum sprints, to insure on-time delivery of feature regression tests.</text:p>
        </text:list-item>
      </text:list>
      <text:p text:style-name="P14"/>
      <text:p text:style-name="P12"><text:span text:style-name="Dates_20_Char"><text:span text:style-name="T6">04.2013 – 02.2014</text:span></text:span><text:span text:style-name="T7"><text:tab/></text:span><text:span text:style-name="Company_20_Char"><text:span text:style-name="T6">KMJ PERformance – story city, IA</text:span></text:span></text:p>
      <text:p text:style-name="Position"><text:span text:style-name="T5"><text:tab/></text:span><text:span text:style-name="Company_20_Char"><text:span text:style-name="T2">Software Developer</text:span></text:span></text:p>
      <text:list xml:id="list693757516" text:continue-numbering="true" text:style-name="L1">
        <text:list-item>
          <text:p text:style-name="P16">Transitioned the company website from the e-commerce platform X-Cart to Magento, allowing a more custom tailored shopping experience for end users.</text:p>
          <text:p text:style-name="P16"/>
        </text:list-item>
        <text:list-item>
          <text:p text:style-name="P16">Created an internal PHP based returns program which tied in with our customer data, streamlining the returning process.</text:p>
          <text:p text:style-name="P16"/>
        </text:list-item>
        <text:list-item>
          <text:p text:style-name="P16">Developed custom bulk editing tools for product line managers using Python, Tkinter, <text:s/>allowing bulk processes to be handled in a matter of seconds not days.</text:p>
          <text:p text:style-name="P16"/>
        </text:list-item>
      </text:list>
      <text:list xml:id="list1050645803" text:continue-list="list1605800759" text:style-name="Outline">
        <text:list-item>
          <text:h text:style-name="P22" text:outline-level="1">EDUCATION</text:h>
        </text:list-item>
      </text:list>
      <text:p text:style-name="P5"/>
      <text:p text:style-name="Company"><text:span text:style-name="Dates_20_Char"><text:span text:style-name="T6">2008 – 2012</text:span></text:span><text:span text:style-name="T5"><text:tab/>IOWA STATE UNIVERSITY</text:span></text:p>
      <text:p text:style-name="Position"><text:span text:style-name="Company_20_Char"><text:span text:style-name="T6"><text:tab/>B</text:span></text:span><text:span text:style-name="Company_20_Char"><text:span text:style-name="T2">achelor Of Liberal Studi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style:use-window-font-color="true"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0071in solid #00000a" fo:keep-with-next="always">
        <style:tab-stops>
          <style:tab-stop style:position="1.6736in"/>
        </style:tab-stops>
      </style:paragraph-properties>
      <style:text-properties fo:text-transform="uppercase" fo:letter-spacing="0.028in" fo:language="de" fo:country="CH" fo:font-weight="bold" style:font-name-asian="Times New Roman1" style:font-weight-asian="bold" style:font-name-complex="Arial2" style:font-weight-complex="bold"/>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font-name="Cambria"/>
    </style:style>
    <style:style style:name="Header" style:family="paragraph" style:parent-style-name="Standard" style:default-outline-level="" style:list-style-name="" style:class="extra">
      <style:paragraph-properties fo:margin-left="0in" fo:margin-right="-0.011in" fo:text-indent="0in" style:auto-text-indent="false" text:number-lines="false" text:line-number="0">
        <style:tab-stops>
          <style:tab-stop style:position="6.6252in" style:type="right"/>
        </style:tab-stops>
      </style:paragraph-properties>
      <style:text-properties fo:text-transform="uppercase" fo:font-size="9pt" style:font-size-asian="9pt" style:font-name-complex="Arial2" style:font-size-complex="10pt"/>
    </style:style>
    <style:style style:name="Title" style:family="paragraph" style:parent-style-name="Standard" style:next-style-name="Subtitle" style:default-outline-level="" style:list-style-name="" style:class="chapter">
      <style:paragraph-properties fo:text-align="start" style:justify-single-word="false" fo:padding-left="0in" fo:padding-right="0in" fo:padding-top="0in" fo:padding-bottom="0.0555in" fo:border-left="none" fo:border-right="none" fo:border-top="none" fo:border-bottom="0.0071in solid #00000a"/>
      <style:text-properties fo:font-size="16pt" fo:letter-spacing="0.0417in" fo:language="de" fo:country="CH" fo:font-weight="bold" style:font-name-asian="Times New Roman1" style:font-size-asian="16pt" style:language-asian="de" style:country-asian="DE" style:font-weight-asian="bold" style:font-name-complex="Arial2"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8752in" fo:margin-right="0in" fo:text-indent="-0.1835in" style:auto-text-indent="false">
        <style:tab-stops>
          <style:tab-stop style:position="1.6736in"/>
        </style:tab-stops>
      </style:paragraph-properties>
      <style:text-properties fo:language="de" fo:country="CH" style:font-name-asian="Times New Roman1" style:language-asian="de" style:country-asian="DE" style:font-name-complex="Arial2"/>
    </style:style>
    <style:style style:name="Dates" style:family="paragraph" style:parent-style-name="Standard" style:default-outline-level="" style:list-style-name="">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1" style:font-size-asian="9pt" style:language-asian="de" style:country-asian="DE" style:font-name-complex="Arial2"/>
    </style:style>
    <style:style style:name="Company" style:family="paragraph" style:parent-style-name="Standard" style:default-outline-level="" style:list-style-name="">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1" style:language-asian="de" style:country-asian="DE" style:font-weight-asian="bold" style:font-name-complex="Arial2"/>
    </style:style>
    <style:style style:name="Position" style:family="paragraph" style:parent-style-name="Standard" style:default-outline-level="" style:list-style-name="">
      <style:paragraph-properties fo:margin-left="1.6701in" fo:margin-right="0in" fo:margin-top="0in" fo:margin-bottom="0.139in" fo:line-height="0.1665in" fo:text-indent="-1.6701in" style:auto-text-indent="false">
        <style:tab-stops>
          <style:tab-stop style:position="1.6736in"/>
        </style:tab-stops>
      </style:paragraph-properties>
      <style:text-properties fo:color="#808080" fo:language="de" fo:country="CH" fo:font-weight="bold" style:font-name-asian="Times New Roman1" style:language-asian="de" style:country-asian="DE" style:font-weight-asian="bold" style:font-name-complex="Arial2"/>
    </style:style>
    <style:style style:name="Footer" style:family="paragraph" style:parent-style-name="Header" style:default-outline-level="" style:list-style-name="" style:class="extra">
      <style:paragraph-properties fo:margin-left="0in" fo:margin-right="-0.3571in" fo:text-indent="0in" style:auto-text-indent="false" text:number-lines="false" text:line-number="0">
        <style:tab-stops>
          <style:tab-stop style:position="3.4626in" style:type="center"/>
          <style:tab-stop style:position="6.9252in" style:type="right"/>
        </style:tab-stops>
      </style:paragraph-properties>
    </style:style>
    <style:style style:name="Document_20_Map" style:display-name="Document Map" style:family="paragraph" style:parent-style-name="Standard" style:default-outline-level="" style:list-style-name="">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fo:font-size="12pt" style:font-name-asian="Times New Roman1" style:font-size-asian="12pt" style:font-name-complex="Times New Roman1" style:font-size-complex="12pt"/>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1" fo:font-size="9pt" style:font-size-asian="9pt" style:font-name-complex="Arial2" style:font-size-complex="10pt"/>
    </style:style>
    <style:style style:name="Title_20_Char" style:display-name="Title Char" style:family="text" style:parent-style-name="Default_20_Paragraph_20_Font">
      <style:text-properties style:font-name="Arial1" fo:font-size="16pt" fo:letter-spacing="0.0417in" fo:language="de" fo:country="CH" fo:font-weight="bold" style:font-name-asian="Times New Roman1" style:font-size-asian="16pt" style:language-asian="de" style:country-asian="DE" style:font-weight-asian="bold" style:font-name-complex="Arial2" style:font-size-complex="16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text-transform="uppercase" style:font-name="Arial1" fo:letter-spacing="0.028in" fo:language="de" fo:country="CH" fo:font-weight="bold" style:font-name-asian="Times New Roman1" style:font-weight-asian="bold" style:font-name-complex="Arial2" style:font-weight-complex="bold"/>
    </style:style>
    <style:style style:name="Dates_20_Char" style:display-name="Dates Char" style:family="text" style:parent-style-name="Default_20_Paragraph_20_Font">
      <style:text-properties fo:text-transform="uppercase" style:font-name="Arial1" fo:font-size="9pt" fo:letter-spacing="0.0071in" fo:language="de" fo:country="CH" style:font-name-asian="Times New Roman1" style:font-size-asian="9pt" style:language-asian="de" style:country-asian="DE" style:font-name-complex="Arial2"/>
    </style:style>
    <style:style style:name="Company_20_Char" style:display-name="Company Char" style:family="text" style:parent-style-name="Default_20_Paragraph_20_Font">
      <style:text-properties fo:text-transform="uppercase" style:font-name="Arial1" fo:letter-spacing="0.0071in" fo:language="de" fo:country="CH" fo:font-weight="bold" style:font-name-asian="Times New Roman1" style:language-asian="de" style:country-asian="DE" style:font-weight-asian="bold" style:font-name-complex="Arial2"/>
    </style:style>
    <style:style style:name="Footer_20_Char" style:display-name="Footer Char" style:family="text" style:parent-style-name="Default_20_Paragraph_20_Font">
      <style:text-properties fo:text-transform="uppercase" style:font-name="Arial1" fo:font-size="9pt" style:font-size-asian="9pt" style:font-name-complex="Arial2" style:font-size-complex="10pt"/>
    </style:style>
    <style:style style:name="No_20_Spacing_20_Char" style:display-name="No Spacing Char" style:family="text" style:parent-style-name="Default_20_Paragraph_20_Font">
      <style:text-properties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_5f_tgc" style:display-name="_tgc" style:family="text"/>
    <style:style style:name="Document_20_Map_20_Char" style:display-name="Document Map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color="#bfbfbf"/>
    </style:style>
    <style:style style:name="ListLabel_20_2" style:display-name="ListLabel 2" style:family="text">
      <style:text-properties fo:font-size="10pt" style:font-size-asian="10pt"/>
    </style:style>
    <style:style style:name="ListLabel_20_3" style:display-name="ListLabel 3"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8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variant="normal" fo:text-transform="none" style:font-name="Cambria" fo:font-size="11pt" style:font-size-asian="11pt" text:display="none"/>
    </style:style>
    <style:page-layout style:name="Mpm1">
      <style:page-layout-properties fo:page-width="8.2681in" fo:page-height="11.6929in" style:num-format="1" style:print-orientation="portrait" fo:margin-top="0.4902in" fo:margin-bottom="0.2in" fo:margin-left="1in" fo:margin-right="1in" style:writing-mode="lr-tb" style:layout-grid-color="#c0c0c0" style:layout-grid-lines="53" style:layout-grid-base-height="0.1665in" style:layout-grid-ruby-height="0.04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5902in" fo:margin-left="0in" fo:margin-right="0in" fo:margin-top="0.5508in" style:dynamic-spacing="true"/>
      </style:footer-style>
    </style:page-layout>
    <style:page-layout style:name="Mpm2">
      <style:page-layout-properties fo:page-width="8.2681in" fo:page-height="11.6929in" style:num-format="1" style:print-orientation="portrait" fo:margin-top="0.4902in" fo:margin-bottom="0.5902in" fo:margin-left="1in" fo:margin-right="1in" style:writing-mode="lr-tb" style:layout-grid-color="#c0c0c0" style:layout-grid-lines="53" style:layout-grid-base-height="0.1665in" style:layout-grid-ruby-height="0.04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Footer">Nicholas smith – Resume<text:tab/><text:page-number text:select-page="current">2</text:page-number></text:p>
      </style:footer>
    </style:master-page>
    <style:master-page style:name="First_20_Page" style:display-name="First Page" style:page-layout-name="Mpm2" style:next-style-name="Standard">
      <style:footer>
        <text:p text:style-name="Footer"><text:span text:style-name="_5f_tgc"><text:span text:style-name="MT1">© </text:span></text:span><text:span text:style-name="MT1">This Free Resume Template is the copyright of Hloom.com. The unauthorized copying, sharing or distribution of copyrighted material is strictly prohibit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loom.com</meta:initial-creator>
    <meta:editing-cycles>15</meta:editing-cycles>
    <meta:print-date>2014-03-22T10:38:00</meta:print-date>
    <meta:creation-date>2018-03-16T06:14:00</meta:creation-date>
    <dc:date>2018-08-26T22:00:13</dc:date>
    <meta:editing-duration>PT23H35M26S</meta:editing-duration>
    <meta:generator>OpenOffice/4.1.5$Unix OpenOffice.org_project/415m1$Build-9789</meta:generator>
    <meta:document-statistic meta:table-count="0" meta:image-count="0" meta:object-count="0" meta:page-count="2" meta:paragraph-count="44" meta:word-count="641" meta:character-count="42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